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8pt"/>
    </style:style>
    <style:style style:name="co4" style:family="table-column">
      <style:table-column-properties fo:break-before="auto" style:column-width="24.04pt"/>
    </style:style>
    <style:style style:name="co5" style:family="table-column">
      <style:table-column-properties fo:break-before="auto" style:column-width="138.64pt"/>
    </style:style>
    <style:style style:name="co6" style:family="table-column">
      <style:table-column-properties fo:break-before="auto" style:column-width="100.86pt"/>
    </style:style>
    <style:style style:name="co7" style:family="table-column">
      <style:table-column-properties fo:break-before="auto" style:column-width="64.8pt"/>
    </style:style>
    <style:style style:name="co8" style:family="table-column">
      <style:table-column-properties fo:break-before="auto" style:column-width="38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5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ower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Sleep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Transmit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TM32L031F6P6 @ 16MHz</text:p>
          </table:table-cell>
          <table:table-cell office:value-type="float" office:value="0.02" calcext:value-type="float">
            <text:p>0.02</text:p>
          </table:table-cell>
          <table:table-cell table:formula="of:=0.2*24" office:value-type="float" office:value="4.8" calcext:value-type="float">
            <text:p>4.8</text:p>
          </table:table-cell>
          <table:table-cell table:formula="of:=[.C2]" office:value-type="float" office:value="4.8" calcext:value-type="float">
            <text:p>4.8</text:p>
          </table:table-cell>
          <table:table-cell table:formula="of:=[.C2]"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string" calcext:value-type="string">
            <text:p>RFM69HW</text:p>
          </table:table-cell>
          <table:table-cell office:value-type="float" office:value="0.005" calcext:value-type="float">
            <text:p>0.005</text:p>
          </table:table-cell>
          <table:table-cell table:formula="of:=[.B3]"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HTC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" calcext:value-type="float">
            <text:p>0.9</text:p>
          </table:table-cell>
          <table:table-cell table:formula="of:=[.B4]" office:value-type="float" office:value="0.001" calcext:value-type="float">
            <text:p>0.001</text:p>
          </table:table-cell>
          <table:table-cell table:formula="of:=[.B4]" office:value-type="float" office:value="0.001" calcext:value-type="float">
            <text:p>0.001</text:p>
          </table:table-cell>
          <table:table-cell/>
        </table:table-row>
        <table:table-row table:style-name="ro1">
          <table:table-cell/>
          <table:table-cell table:formula="of:=SUM([.B2:.B4])" office:value-type="float" office:value="0.026" calcext:value-type="float">
            <text:p>0.026</text:p>
          </table:table-cell>
          <table:table-cell table:formula="of:=SUM([.C2:.C4])" office:value-type="float" office:value="5.705" calcext:value-type="float">
            <text:p>5.705</text:p>
          </table:table-cell>
          <table:table-cell table:formula="of:=SUM([.D2:.D4])" office:value-type="float" office:value="54.801" calcext:value-type="float">
            <text:p>54.801</text:p>
          </table:table-cell>
          <table:table-cell table:formula="of:=SUM([.E2:.E4])" office:value-type="float" office:value="20.801" calcext:value-type="float">
            <text:p>20.801</text:p>
          </table:table-cell>
          <table:table-cell/>
        </table:table-row>
        <table:table-row table:style-name="ro1">
          <table:table-cell office:value-type="string" calcext:value-type="string">
            <text:p>Time (s/h)</text:p>
          </table:table-cell>
          <table:table-cell table:formula="of:=60*60-[.C6]-[.D6]-[.E6]" office:value-type="float" office:value="3565" calcext:value-type="float">
            <text:p>3565</text:p>
          </table:table-cell>
          <table:table-cell table:formula="of:=0.25*60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B6:.E6])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As/h</text:p>
          </table:table-cell>
          <table:table-cell table:formula="of:=[.B6]*[.B5]" office:value-type="float" office:value="92.69" calcext:value-type="float">
            <text:p>92.69</text:p>
          </table:table-cell>
          <table:table-cell table:formula="of:=[.C6]*[.C5]" office:value-type="float" office:value="85.575" calcext:value-type="float">
            <text:p>85.575</text:p>
          </table:table-cell>
          <table:table-cell table:formula="of:=[.D6]*[.D5]" office:value-type="float" office:value="548.01" calcext:value-type="float">
            <text:p>548.01</text:p>
          </table:table-cell>
          <table:table-cell table:formula="of:=[.E6]*[.E5]" office:value-type="float" office:value="208.01" calcext:value-type="float">
            <text:p>208.01</text:p>
          </table:table-cell>
          <table:table-cell/>
        </table:table-row>
        <table:table-row table:style-name="ro1">
          <table:table-cell office:value-type="string" calcext:value-type="string">
            <text:p>mAh/h</text:p>
          </table:table-cell>
          <table:table-cell table:formula="of:=[.B7]/60/60" office:value-type="float" office:value="0.0257472222222222" calcext:value-type="float">
            <text:p>0.025747222222222</text:p>
          </table:table-cell>
          <table:table-cell table:formula="of:=[.C7]/60/60" office:value-type="float" office:value="0.0237708333333333" calcext:value-type="float">
            <text:p>0.023770833333333</text:p>
          </table:table-cell>
          <table:table-cell table:formula="of:=[.D7]/60/60" office:value-type="float" office:value="0.152225" calcext:value-type="float">
            <text:p>0.152225</text:p>
          </table:table-cell>
          <table:table-cell table:formula="of:=[.E7]/60/60" office:value-type="float" office:value="0.0577805555555556" calcext:value-type="float">
            <text:p>0.057780555555556</text:p>
          </table:table-cell>
          <table:table-cell table:formula="of:=SUM([.B8:.E8])" office:value-type="float" office:value="0.259523611111111" calcext:value-type="float">
            <text:p>0.259523611111111</text:p>
          </table:table-cell>
        </table:table-row>
        <table:table-row table:style-name="ro1">
          <table:table-cell office:value-type="string" calcext:value-type="string">
            <text:p>Battery (mAh)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Runtime (y)</text:p>
          </table:table-cell>
          <table:table-cell table:number-columns-repeated="4"/>
          <table:table-cell table:formula="of:=[.F9]/[.F8]/24/365" office:value-type="float" office:value="0.263918764044968" calcext:value-type="float">
            <text:p>0.263918764044968</text:p>
          </table:table-cell>
        </table:table-row>
      </table:table>
      <table:table table:name="Pins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Functio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QFP32</text:p>
          </table:table-cell>
        </table:table-row>
        <table:table-row table:style-name="ro1">
          <table:table-cell/>
          <table:table-cell office:value-type="string" calcext:value-type="string">
            <text:p>VD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C14</text:p>
          </table:table-cell>
          <table:table-cell office:value-type="string" calcext:value-type="string">
            <text:p>OSC32_IN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C15</text:p>
          </table:table-cell>
          <table:table-cell office:value-type="string" calcext:value-type="string">
            <text:p>OSC32_OUT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RST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VDDA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A0-CK_IN</text:p>
          </table:table-cell>
          <table:table-cell/>
          <table:table-cell office:value-type="string" calcext:value-type="string">
            <text:p>LED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LED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PA2</text:p>
          </table:table-cell>
          <table:table-cell office:value-type="string" calcext:value-type="string">
            <text:p>USART2_TX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PA3</text:p>
          </table:table-cell>
          <table:table-cell office:value-type="string" calcext:value-type="string">
            <text:p>USART2_RX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A4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AT_MI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A5</text:p>
          </table:table-cell>
          <table:table-cell office:value-type="string" calcext:value-type="string">
            <text:p>SPI1_SCK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PA6</text:p>
          </table:table-cell>
          <table:table-cell office:value-type="string" calcext:value-type="string">
            <text:p>SPI1_MSIO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A7</text:p>
          </table:table-cell>
          <table:table-cell office:value-type="string" calcext:value-type="string">
            <text:p>SPI1_MISO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PB0</text:p>
          </table:table-cell>
          <table:table-cell/>
          <table:table-cell office:value-type="string" calcext:value-type="string">
            <text:p>CS_RFM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PB1</text:p>
          </table:table-cell>
          <table:table-cell/>
          <table:table-cell office:value-type="string" calcext:value-type="string">
            <text:p>CS_FLASH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VSS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VDD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RFM69_IN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PA9</text:p>
          </table:table-cell>
          <table:table-cell office:value-type="string" calcext:value-type="string">
            <text:p>I2C1_SCL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I2C1_SDA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PA13</text:p>
          </table:table-cell>
          <table:table-cell office:value-type="string" calcext:value-type="string">
            <text:p>SWDIO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PA14</text:p>
          </table:table-cell>
          <table:table-cell office:value-type="string" calcext:value-type="string">
            <text:p>SWCLK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CONF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CONF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PB5</text:p>
          </table:table-cell>
          <table:table-cell/>
          <table:table-cell office:value-type="string" calcext:value-type="string">
            <text:p>CONF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PB6</text:p>
          </table:table-cell>
          <table:table-cell/>
          <table:table-cell office:value-type="string" calcext:value-type="string">
            <text:p>CONF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CONF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BOOT0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VSS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</table:table>
      <table:table table:name="BOM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ce1"/>
        <table:table-column table:style-name="co8" table:default-cell-style-name="ce2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ME Link</text:p>
          </table:table-cell>
          <table:table-cell office:value-type="string" calcext:value-type="string">
            <text:p>TME Price</text:p>
          </table:table-cell>
          <table:table-cell office:value-type="string" calcext:value-type="string">
            <text:p>Sum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1, C2, C3, C4, C6, C7, 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https://www.tme.eu/se/en/details/cl10b104ko8nnnc/0603-mlcc-smd-capacitors/samsung/</text:p>
          </table:table-cell>
          <table:table-cell office:value-type="float" office:value="0.1331" calcext:value-type="float">
            <text:p>0.13310</text:p>
          </table:table-cell>
          <table:table-cell table:formula="of:=[.B3]*[.F3]" office:value-type="float" office:value="0.9317" calcext:value-type="float">
            <text:p>0.93</text:p>
          </table:table-cell>
          <table:table-cell office:value-type="string" calcext:value-type="string">
            <text:p>x</text:p>
          </table:table-cell>
          <table:table-cell table:formula="of:=[.$I$2]*[.B3]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5, C15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https://www.tme.eu/se/en/details/sc1e226m05005vr/85degc-smd-electrolytic-capacitors/samwha/</text:p>
          </table:table-cell>
          <table:table-cell table:style-name="Default" office:value-type="float" office:value="0.36794" calcext:value-type="float">
            <text:p>0.36794</text:p>
          </table:table-cell>
          <table:table-cell table:formula="of:=[.B4]*[.F4]" office:value-type="float" office:value="0.73588" calcext:value-type="float">
            <text:p>0.74</text:p>
          </table:table-cell>
          <table:table-cell office:value-type="string" calcext:value-type="string">
            <text:p>x</text:p>
          </table:table-cell>
          <table:table-cell table:formula="of:=[.$I$2]*[.B4]" office:value-type="float" office:value="10" calcext:value-type="float">
            <text:p>10</text:p>
          </table:table-cell>
          <table:table-cell office:value-type="string" calcext:value-type="string">
            <text:p>https://www.tme.eu/se/en/details/uwx1c220mcl1gb/85degc-smd-electrolytic-capacitors/nichicon/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2, C13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https://www.tme.eu/se/en/details/vj0603a180jxacw2bc/0603-mlcc-smd-capacitors/vishay/</text:p>
          </table:table-cell>
          <table:table-cell office:value-type="float" office:value="0.13033" calcext:value-type="float">
            <text:p>0.13033</text:p>
          </table:table-cell>
          <table:table-cell table:formula="of:=[.B5]*[.F5]" office:value-type="float" office:value="0.26066" calcext:value-type="float">
            <text:p>0.26</text:p>
          </table:table-cell>
          <table:table-cell office:value-type="string" calcext:value-type="string">
            <text:p>x</text:p>
          </table:table-cell>
          <table:table-cell table:formula="of:=[.$I$2]*[.B5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KP-2012LSURCK</text:p>
          </table:table-cell>
          <table:table-cell office:value-type="string" calcext:value-type="string">
            <text:p>https://www.tme.eu/se/en/details/kp-2012lsurck/smd-colour-leds/kingbright-electronic/</text:p>
          </table:table-cell>
          <table:table-cell office:value-type="float" office:value="1.0254" calcext:value-type="float">
            <text:p>1.02540</text:p>
          </table:table-cell>
          <table:table-cell table:formula="of:=[.B6]*[.F6]" office:value-type="float" office:value="1.0254" calcext:value-type="float">
            <text:p>1.03</text:p>
          </table:table-cell>
          <table:table-cell office:value-type="string" calcext:value-type="string">
            <text:p>x</text:p>
          </table:table-cell>
          <table:table-cell table:formula="of:=[.$I$2]*[.B6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KP-2012LSGC</text:p>
          </table:table-cell>
          <table:table-cell office:value-type="string" calcext:value-type="string">
            <text:p>https://www.tme.eu/se/en/details/kp-2012lsgc/smd-colour-leds/kingbright-electronic/</text:p>
          </table:table-cell>
          <table:table-cell office:value-type="float" office:value="1.052" calcext:value-type="float">
            <text:p>1.05200</text:p>
          </table:table-cell>
          <table:table-cell table:formula="of:=[.B7]*[.F7]" office:value-type="float" office:value="1.052" calcext:value-type="float">
            <text:p>1.05</text:p>
          </table:table-cell>
          <table:table-cell office:value-type="string" calcext:value-type="string">
            <text:p>x</text:p>
          </table:table-cell>
          <table:table-cell table:formula="of:=[.$I$2]*[.B7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https://www.tme.eu/se/en/details/1n4148w-7-f/smd-universal-diodes/diodes-incorporated/</text:p>
          </table:table-cell>
          <table:table-cell office:value-type="float" office:value="0.2481" calcext:value-type="float">
            <text:p>0.24810</text:p>
          </table:table-cell>
          <table:table-cell table:formula="of:=[.B8]*[.F8]" office:value-type="float" office:value="0.2481" calcext:value-type="float">
            <text:p>0.25</text:p>
          </table:table-cell>
          <table:table-cell office:value-type="string" calcext:value-type="string">
            <text:p>x</text:p>
          </table:table-cell>
          <table:table-cell table:formula="of:=[.$I$2]*[.B8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OOT0_Jumper</text:p>
          </table:table-cell>
          <table:table-cell table:number-columns-repeated="2"/>
          <table:table-cell table:formula="of:=[.B9]*[.F9]" office:value-type="float" office:value="0" calcext:value-type="float">
            <text:p>0.00</text:p>
          </table:table-cell>
          <table:table-cell/>
          <table:table-cell table:formula="of:=[.$I$2]*[.B9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FTDI</text:p>
          </table:table-cell>
          <table:table-cell table:number-columns-repeated="2"/>
          <table:table-cell table:formula="of:=[.B10]*[.F10]" office:value-type="float" office:value="0" calcext:value-type="float">
            <text:p>0.00</text:p>
          </table:table-cell>
          <table:table-cell/>
          <table:table-cell table:formula="of:=[.$I$2]*[.B10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SMA Female</text:p>
          </table:table-cell>
          <table:table-cell office:value-type="string" calcext:value-type="string">
            <text:p>https://www.tme.eu/se/en/details/rf2-03e-t-00-50-g/sma-smb-smc-connectors/adam-tech/</text:p>
          </table:table-cell>
          <table:table-cell office:value-type="float" office:value="12.76" calcext:value-type="float">
            <text:p>12.76000</text:p>
          </table:table-cell>
          <table:table-cell table:formula="of:=[.B11]*[.F11]" office:value-type="float" office:value="12.76" calcext:value-type="float">
            <text:p>12.76</text:p>
          </table:table-cell>
          <table:table-cell office:value-type="string" calcext:value-type="string">
            <text:p>x</text:p>
          </table:table-cell>
          <table:table-cell table:formula="of:=[.$I$2]*[.B11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2 x AA</text:p>
          </table:table-cell>
          <table:table-cell office:value-type="string" calcext:value-type="string">
            <text:p>https://www.tme.eu/se/en/details/zl262-3sg/pin-headers/connfly/ds1023-1-3s21/</text:p>
          </table:table-cell>
          <table:table-cell office:value-type="float" office:value="0.60822" calcext:value-type="float">
            <text:p>0.60822</text:p>
          </table:table-cell>
          <table:table-cell table:formula="of:=[.B12]*[.F12]" office:value-type="float" office:value="0.60822" calcext:value-type="float">
            <text:p>0.61</text:p>
          </table:table-cell>
          <table:table-cell office:value-type="string" calcext:value-type="string">
            <text:p>x</text:p>
          </table:table-cell>
          <table:table-cell table:formula="of:=[.$I$2]*[.B12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WD</text:p>
          </table:table-cell>
          <table:table-cell table:number-columns-repeated="2"/>
          <table:table-cell table:formula="of:=[.B13]*[.F13]" office:value-type="float" office:value="0" calcext:value-type="float">
            <text:p>0.00</text:p>
          </table:table-cell>
          <table:table-cell/>
          <table:table-cell table:formula="of:=[.$I$2]*[.B13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i2323DDS</text:p>
          </table:table-cell>
          <table:table-cell office:value-type="string" calcext:value-type="string">
            <text:p>https://www.tme.eu/se/en/details/si2323dds-t1-ge3/smd-p-channel-transistors/vishay/</text:p>
          </table:table-cell>
          <table:table-cell office:value-type="float" office:value="3.34344" calcext:value-type="float">
            <text:p>3.34344</text:p>
          </table:table-cell>
          <table:table-cell table:formula="of:=[.B14]*[.F14]" office:value-type="float" office:value="3.34344" calcext:value-type="float">
            <text:p>3.34</text:p>
          </table:table-cell>
          <table:table-cell office:value-type="string" calcext:value-type="string">
            <text:p>x</text:p>
          </table:table-cell>
          <table:table-cell table:formula="of:=[.$I$2]*[.B14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1, R2, R3, R4, R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tme.eu/se/en/details/smd0603-0r/0603-smd-resistors/royal-ohm/0603saj0000t5e/</text:p>
          </table:table-cell>
          <table:table-cell office:value-type="float" office:value="0.09735" calcext:value-type="float">
            <text:p>0.09735</text:p>
          </table:table-cell>
          <table:table-cell table:formula="of:=[.B15]*[.F15]" office:value-type="float" office:value="0.48675" calcext:value-type="float">
            <text:p>0.49</text:p>
          </table:table-cell>
          <table:table-cell office:value-type="string" calcext:value-type="string">
            <text:p>x</text:p>
          </table:table-cell>
          <table:table-cell table:formula="of:=[.$I$2]*[.B15]"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11, R1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  <table:table-cell/>
          <table:table-cell table:formula="of:=[.B16]*[.F16]" office:value-type="float" office:value="0" calcext:value-type="float">
            <text:p>0.00</text:p>
          </table:table-cell>
          <table:table-cell/>
          <table:table-cell table:formula="of:=[.$I$2]*[.B16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13, R32, R3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s://www.tme.eu/se/en/details/crcw060310k0fktabc/0603-smd-resistors/vishay/</text:p>
          </table:table-cell>
          <table:table-cell office:value-type="float" office:value="0.12458" calcext:value-type="float">
            <text:p>0.12458</text:p>
          </table:table-cell>
          <table:table-cell table:formula="of:=[.B17]*[.F17]" office:value-type="float" office:value="0.37374" calcext:value-type="float">
            <text:p>0.37</text:p>
          </table:table-cell>
          <table:table-cell office:value-type="string" calcext:value-type="string">
            <text:p>x</text:p>
          </table:table-cell>
          <table:table-cell table:formula="of:=[.$I$2]*[.B17]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14, R16, R30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https://www.tme.eu/se/en/details/smd0603-330r-1%25/0603-smd-resistors/royal-ohm/0603saf3300t5e/</text:p>
          </table:table-cell>
          <table:table-cell office:value-type="float" office:value="0.11531" calcext:value-type="float">
            <text:p>0.11531</text:p>
          </table:table-cell>
          <table:table-cell table:formula="of:=[.B18]*[.F18]" office:value-type="float" office:value="0.34593" calcext:value-type="float">
            <text:p>0.35</text:p>
          </table:table-cell>
          <table:table-cell office:value-type="string" calcext:value-type="string">
            <text:p>x</text:p>
          </table:table-cell>
          <table:table-cell table:formula="of:=[.$I$2]*[.B18]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17, R20, R21, R25, 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https://www.tme.eu/se/en/details/cq0603-100k-1%25/0603-smd-resistors/royal-ohm/cq03saf1003t5e/</text:p>
          </table:table-cell>
          <table:table-cell office:value-type="float" office:value="0.18525" calcext:value-type="float">
            <text:p>0.18525</text:p>
          </table:table-cell>
          <table:table-cell table:formula="of:=[.B19]*[.F19]" office:value-type="float" office:value="0.92625" calcext:value-type="float">
            <text:p>0.93</text:p>
          </table:table-cell>
          <table:table-cell office:value-type="string" calcext:value-type="string">
            <text:p>x</text:p>
          </table:table-cell>
          <table:table-cell table:formula="of:=[.$I$2]*[.B19]"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18, R1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https://www.tme.eu/se/en/details/smd0603-4k7-1%25/0603-smd-resistors/royal-ohm/0603saf4701t5e/</text:p>
          </table:table-cell>
          <table:table-cell office:value-type="float" office:value="0.115131" calcext:value-type="float">
            <text:p>0.11513</text:p>
          </table:table-cell>
          <table:table-cell table:formula="of:=[.B20]*[.F20]" office:value-type="float" office:value="0.230262" calcext:value-type="float">
            <text:p>0.23</text:p>
          </table:table-cell>
          <table:table-cell office:value-type="string" calcext:value-type="string">
            <text:p>x</text:p>
          </table:table-cell>
          <table:table-cell table:formula="of:=[.$I$2]*[.B20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240R</text:p>
          </table:table-cell>
          <table:table-cell office:value-type="string" calcext:value-type="string">
            <text:p>https://www.tme.eu/se/en/details/smd0603-240r-1%25/0603-smd-resistors/royal-ohm/0603saf0241t5e/</text:p>
          </table:table-cell>
          <table:table-cell office:value-type="float" office:value="0.11531" calcext:value-type="float">
            <text:p>0.11531</text:p>
          </table:table-cell>
          <table:table-cell table:formula="of:=[.B21]*[.F21]" office:value-type="float" office:value="0.11531" calcext:value-type="float">
            <text:p>0.12</text:p>
          </table:table-cell>
          <table:table-cell office:value-type="string" calcext:value-type="string">
            <text:p>x</text:p>
          </table:table-cell>
          <table:table-cell table:formula="of:=[.$I$2]*[.B21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DTSM-65R-V-B</text:p>
          </table:table-cell>
          <table:table-cell office:value-type="string" calcext:value-type="string">
            <text:p>https://www.tme.eu/se/en/details/dtsm-65r-v-b/microswitches-tact/diptronics/</text:p>
          </table:table-cell>
          <table:table-cell office:value-type="float" office:value="1.8894" calcext:value-type="float">
            <text:p>1.88940</text:p>
          </table:table-cell>
          <table:table-cell table:formula="of:=[.B22]*[.F22]" office:value-type="float" office:value="1.8894" calcext:value-type="float">
            <text:p>1.89</text:p>
          </table:table-cell>
          <table:table-cell office:value-type="string" calcext:value-type="string">
            <text:p>x</text:p>
          </table:table-cell>
          <table:table-cell table:formula="of:=[.$I$2]*[.B22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FM69HW</text:p>
          </table:table-cell>
          <table:table-cell office:value-type="string" calcext:value-type="string">
            <text:p>https://www.tme.eu/se/en/details/rfm69hw-433s2/rf-modules/hope-microelectronics/</text:p>
          </table:table-cell>
          <table:table-cell office:value-type="float" office:value="29.96" calcext:value-type="float">
            <text:p>29.96000</text:p>
          </table:table-cell>
          <table:table-cell table:formula="of:=[.B23]*[.F23]" office:value-type="float" office:value="29.96" calcext:value-type="float">
            <text:p>29.96</text:p>
          </table:table-cell>
          <table:table-cell office:value-type="string" calcext:value-type="string">
            <text:p>x</text:p>
          </table:table-cell>
          <table:table-cell table:formula="of:=[.$I$2]*[.B23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HTC3</text:p>
          </table:table-cell>
          <table:table-cell office:value-type="string" calcext:value-type="string">
            <text:p>https://www.tme.eu/se/en/details/shtc3/humidity-sensors/sensirion/3-000-047/</text:p>
          </table:table-cell>
          <table:table-cell office:value-type="float" office:value="16.93" calcext:value-type="float">
            <text:p>16.93000</text:p>
          </table:table-cell>
          <table:table-cell table:formula="of:=[.B24]*[.F24]" office:value-type="float" office:value="16.93" calcext:value-type="float">
            <text:p>16.93</text:p>
          </table:table-cell>
          <table:table-cell office:value-type="string" calcext:value-type="string">
            <text:p>x</text:p>
          </table:table-cell>
          <table:table-cell table:formula="of:=[.$I$2]*[.B24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T25DF512C</text:p>
          </table:table-cell>
          <table:table-cell office:value-type="string" calcext:value-type="string">
            <text:p>https://www.tme.eu/se/en/details/at25df512c-sshngub/serial-flash-memories-integrated-circ/adesto/at25df512c-sshngu-b/</text:p>
          </table:table-cell>
          <table:table-cell office:value-type="float" office:value="4.54" calcext:value-type="float">
            <text:p>4.54000</text:p>
          </table:table-cell>
          <table:table-cell table:formula="of:=[.B25]*[.F25]" office:value-type="float" office:value="4.54" calcext:value-type="float">
            <text:p>4.54</text:p>
          </table:table-cell>
          <table:table-cell office:value-type="string" calcext:value-type="string">
            <text:p>x</text:p>
          </table:table-cell>
          <table:table-cell table:formula="of:=[.$I$2]*[.B25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TM32L031K6T6</text:p>
          </table:table-cell>
          <table:table-cell office:value-type="string" calcext:value-type="string">
            <text:p>https://www.tme.eu/se/en/details/stm32l031k6t6/st-microcontrollers/st-microelectronics/</text:p>
          </table:table-cell>
          <table:table-cell office:value-type="float" office:value="20.98" calcext:value-type="float">
            <text:p>20.98000</text:p>
          </table:table-cell>
          <table:table-cell table:formula="of:=[.B26]*[.F26]" office:value-type="float" office:value="20.98" calcext:value-type="float">
            <text:p>20.98</text:p>
          </table:table-cell>
          <table:table-cell office:value-type="string" calcext:value-type="string">
            <text:p>x</text:p>
          </table:table-cell>
          <table:table-cell table:formula="of:=[.$I$2]*[.B26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32.768K</text:p>
          </table:table-cell>
          <table:table-cell office:value-type="string" calcext:value-type="string">
            <text:p>https://www.tme.eu/se/en/details/26-hx5f-32.768k/tht-quartz-crystals/ilsi/26-hx5f12-5-32-768khz/</text:p>
          </table:table-cell>
          <table:table-cell table:style-name="Default" office:value-type="float" office:value="1.52097" calcext:value-type="float">
            <text:p>1.52097</text:p>
          </table:table-cell>
          <table:table-cell table:formula="of:=[.B27]*[.F27]" office:value-type="float" office:value="1.52097" calcext:value-type="float">
            <text:p>1.52</text:p>
          </table:table-cell>
          <table:table-cell office:value-type="string" calcext:value-type="string">
            <text:p>x</text:p>
          </table:table-cell>
          <table:table-cell table:formula="of:=[.$I$2]*[.B27]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3:.G27])" office:value-type="float" office:value="99.264012" calcext:value-type="float">
            <text:p>99.2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ode Batteri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ME Link</text:p>
          </table:table-cell>
          <table:table-cell office:value-type="string" calcext:value-type="string">
            <text:p>TME Price</text:p>
          </table:table-cell>
          <table:table-cell office:value-type="string" calcext:value-type="string">
            <text:p>Sum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T1, BT2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https://www.tme.eu/se/en/details/bh-311-1p/batteries-holders/comf/</text:p>
          </table:table-cell>
          <table:table-cell office:value-type="float" office:value="2.56888" calcext:value-type="float">
            <text:p>2.56888</text:p>
          </table:table-cell>
          <table:table-cell table:formula="of:=[.B32]*[.F32]" office:value-type="float" office:value="5.13776" calcext:value-type="float">
            <text:p>5.14</text:p>
          </table:table-cell>
          <table:table-cell office:value-type="string" calcext:value-type="string">
            <text:p>x</text:p>
          </table:table-cell>
          <table:table-cell table:formula="of:=[.$I$2]*[.B32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https://www.tme.eu/se/en/details/zl201-03g/pin-headers/connfly/ds1021-1-3sf1-1/</text:p>
          </table:table-cell>
          <table:table-cell office:value-type="float" office:value="0.22041" calcext:value-type="float">
            <text:p>0.22041</text:p>
          </table:table-cell>
          <table:table-cell table:formula="of:=[.B33]*[.F33]" office:value-type="float" office:value="0.22041" calcext:value-type="float">
            <text:p>0.22</text:p>
          </table:table-cell>
          <table:table-cell office:value-type="string" calcext:value-type="string">
            <text:p>x</text:p>
          </table:table-cell>
          <table:table-cell table:formula="of:=[.$I$2]*[.B33]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Total</text:p>
          </table:table-cell>
          <table:table-cell table:style-name="Default" table:formula="of:=SUM([.G32:.G33])" office:value-type="float" office:value="5.35817" calcext:value-type="float">
            <text:p>5.358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433M-ANT402</text:p>
          </table:table-cell>
          <table:table-cell office:value-type="string" calcext:value-type="string">
            <text:p>https://www.tme.eu/se/en/details/433m-ant402/rf-antennas/sr-passives/</text:p>
          </table:table-cell>
          <table:table-cell office:value-type="float" office:value="22.12" calcext:value-type="float">
            <text:p>22.12000</text:p>
          </table:table-cell>
          <table:table-cell table:formula="of:=[.B37]*[.F37]" office:value-type="float" office:value="22.12" calcext:value-type="float">
            <text:p>22.1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ndoff M3 6mm</text:p>
          </table:table-cell>
          <table:table-cell office:value-type="string" calcext:value-type="string">
            <text:p>TFM-M3X6/DR214</text:p>
          </table:table-cell>
          <table:table-cell office:value-type="string" calcext:value-type="string">
            <text:p>https://www.tme.eu/se/en/details/tfm-m3x6_dr214/metal-spacers/dremec/214x06/</text:p>
          </table:table-cell>
          <table:table-cell office:value-type="float" office:value="2.8515" calcext:value-type="float">
            <text:p>2.85150</text:p>
          </table:table-cell>
          <table:table-cell table:formula="of:=[.B38]*[.F38]" office:value-type="float" office:value="11.406" calcext:value-type="float">
            <text:p>11.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ndoff M3 12mm</text:p>
          </table:table-cell>
          <table:table-cell office:value-type="string" calcext:value-type="string">
            <text:p>TFM-M3X12/DR224</text:p>
          </table:table-cell>
          <table:table-cell office:value-type="string" calcext:value-type="string">
            <text:p>https://www.tme.eu/se/en/details/tfm-m3x12_dr224/metal-spacers/dremec/224x12/</text:p>
          </table:table-cell>
          <table:table-cell office:value-type="float" office:value="2.2435" calcext:value-type="float">
            <text:p>2.24350</text:p>
          </table:table-cell>
          <table:table-cell table:formula="of:=[.B39]*[.F39]" office:value-type="float" office:value="8.974" calcext:value-type="float">
            <text:p>8.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ndoff M3 15mm</text:p>
          </table:table-cell>
          <table:table-cell office:value-type="string" calcext:value-type="string">
            <text:p>TFM-M3X15/DR224</text:p>
          </table:table-cell>
          <table:table-cell office:value-type="string" calcext:value-type="string">
            <text:p>https://www.tme.eu/se/en/details/tfm-m3x15_dr224/metal-spacers/dremec/224x15/</text:p>
          </table:table-cell>
          <table:table-cell office:value-type="float" office:value="1.8006" calcext:value-type="float">
            <text:p>1.80060</text:p>
          </table:table-cell>
          <table:table-cell table:formula="of:=[.B40]*[.F40]" office:value-type="float" office:value="7.2024" calcext:value-type="float">
            <text:p>7.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ndoff M3 20mm</text:p>
          </table:table-cell>
          <table:table-cell office:value-type="string" calcext:value-type="string">
            <text:p>TFM-M3X20/DR224</text:p>
          </table:table-cell>
          <table:table-cell office:value-type="string" calcext:value-type="string">
            <text:p>https://www.tme.eu/se/en/details/tfm-m3x20_dr224/metal-spacers/dremec/224x20/</text:p>
          </table:table-cell>
          <table:table-cell office:value-type="float" office:value="2.5012" calcext:value-type="float">
            <text:p>2.50120</text:p>
          </table:table-cell>
          <table:table-cell table:formula="of:=[.B41]*[.F41]" office:value-type="float" office:value="5.0024" calcext:value-type="float">
            <text:p>5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crew M3 8mm</text:p>
          </table:table-cell>
          <table:table-cell office:value-type="string" calcext:value-type="string">
            <text:p>M3X8/D912-A2</text:p>
          </table:table-cell>
          <table:table-cell office:value-type="string" calcext:value-type="string">
            <text:p>https://www.tme.eu/se/en/details/m3x8_d912-a2/bolts/kraftberg/</text:p>
          </table:table-cell>
          <table:table-cell office:value-type="float" office:value="0.131" calcext:value-type="float">
            <text:p>0.13100</text:p>
          </table:table-cell>
          <table:table-cell table:formula="of:=[.B42]*[.F42]" office:value-type="float" office:value="0.262" calcext:value-type="float">
            <text:p>0.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sher M3 7mm 0.5mm</text:p>
          </table:table-cell>
          <table:table-cell office:value-type="string" calcext:value-type="string">
            <text:p>K3.2/D125-A2</text:p>
          </table:table-cell>
          <table:table-cell office:value-type="string" calcext:value-type="string">
            <text:p>https://www.tme.eu/se/en/details/k3.2_d125-a2/washers/kraftberg/</text:p>
          </table:table-cell>
          <table:table-cell office:value-type="float" office:value="0.0488" calcext:value-type="float">
            <text:p>0.04880</text:p>
          </table:table-cell>
          <table:table-cell table:formula="of:=[.B43]*[.F43]" office:value-type="float" office:value="0.1952" calcext:value-type="float">
            <text:p>0.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ut M3</text:p>
          </table:table-cell>
          <table:table-cell office:value-type="string" calcext:value-type="string">
            <text:p>B3/BN117</text:p>
          </table:table-cell>
          <table:table-cell office:value-type="string" calcext:value-type="string">
            <text:p>https://www.tme.eu/se/en/details/b3_bn117/nuts/bossard/1874659/</text:p>
          </table:table-cell>
          <table:table-cell office:value-type="float" office:value="0.05111" calcext:value-type="float">
            <text:p>0.05111</text:p>
          </table:table-cell>
          <table:table-cell table:formula="of:=[.B44]*[.F44]" office:value-type="float" office:value="0.30666" calcext:value-type="float">
            <text:p>0.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oot M3</text:p>
          </table:table-cell>
          <table:table-cell office:value-type="string" calcext:value-type="string">
            <text:p>RI-TB-3</text:p>
          </table:table-cell>
          <table:table-cell office:value-type="string" calcext:value-type="string">
            <text:p>https://www.tme.eu/se/en/details/ri-tb-3/feet/richco/tb-3/</text:p>
          </table:table-cell>
          <table:table-cell office:value-type="float" office:value="4.8058" calcext:value-type="float">
            <text:p>4.80580</text:p>
          </table:table-cell>
          <table:table-cell table:formula="of:=[.B45]*[.F45]" office:value-type="float" office:value="19.2232" calcext:value-type="float">
            <text:p>19.2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37:.G45])" office:value-type="float" office:value="74.69186" calcext:value-type="float">
            <text:p>74.6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Sum Total</text:p>
          </table:table-cell>
          <table:table-cell table:formula="of:=[.G28]+[.G34]+[.G46]" office:value-type="float" office:value="179.314042" calcext:value-type="float">
            <text:p>179.31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Gateway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ME Link</text:p>
          </table:table-cell>
          <table:table-cell table:style-name="Default" office:value-type="string" calcext:value-type="string">
            <text:p>TME Pr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KEYS3000</text:p>
          </table:table-cell>
          <table:table-cell office:value-type="string" calcext:value-type="string">
            <text:p>https://www.tme.eu/se/en/details/keys3000/batteries-holders/keystone/3000/</text:p>
          </table:table-cell>
          <table:table-cell table:style-name="Default" office:value-type="float" office:value="4.2504" calcext:value-type="float">
            <text:p>4.2504</text:p>
          </table:table-cell>
          <table:table-cell table:formula="of:=[.B54]*[.F54]" office:value-type="float" office:value="4.2504" calcext:value-type="float">
            <text:p>4.25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https://www.tme.eu/se/en/details/sc1e226m05005vr/85degc-smd-electrolytic-capacitors/samwha/</text:p>
          </table:table-cell>
          <table:table-cell table:style-name="Default" office:value-type="float" office:value="0.36794" calcext:value-type="float">
            <text:p>0.36794</text:p>
          </table:table-cell>
          <table:table-cell table:formula="of:=[.B55]*[.F55]" office:value-type="float" office:value="0.73588" calcext:value-type="float">
            <text:p>0.74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https://www.tme.eu/se/en/details/cl10b104ko8nnnc/0603-mlcc-smd-capacitors/samsung/</text:p>
          </table:table-cell>
          <table:table-cell table:style-name="Default" office:value-type="float" office:value="0.1331" calcext:value-type="float">
            <text:p>0.1331</text:p>
          </table:table-cell>
          <table:table-cell table:formula="of:=[.B56]*[.F56]" office:value-type="float" office:value="0.2662" calcext:value-type="float">
            <text:p>0.27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u</text:p>
          </table:table-cell>
          <table:table-cell/>
          <table:table-cell table:style-name="Default"/>
          <table:table-cell table:formula="of:=[.B57]*[.F57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KP-2012LSURCK</text:p>
          </table:table-cell>
          <table:table-cell office:value-type="string" calcext:value-type="string">
            <text:p>https://www.tme.eu/se/en/details/kp-2012lsurck/smd-colour-leds/kingbright-electronic/</text:p>
          </table:table-cell>
          <table:table-cell table:style-name="Default" office:value-type="float" office:value="1.052" calcext:value-type="float">
            <text:p>1.052</text:p>
          </table:table-cell>
          <table:table-cell table:formula="of:=[.B58]*[.F58]" office:value-type="float" office:value="1.052" calcext:value-type="float">
            <text:p>1.05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KP-2012LSGC</text:p>
          </table:table-cell>
          <table:table-cell office:value-type="string" calcext:value-type="string">
            <text:p>https://www.tme.eu/se/en/details/kp-2012lsgc/smd-colour-leds/kingbright-electronic/</text:p>
          </table:table-cell>
          <table:table-cell table:style-name="Default" office:value-type="float" office:value="0.2481" calcext:value-type="float">
            <text:p>0.2481</text:p>
          </table:table-cell>
          <table:table-cell table:formula="of:=[.B59]*[.F59]" office:value-type="float" office:value="0.2481" calcext:value-type="float">
            <text:p>0.25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/>
          <table:table-cell table:style-name="Default"/>
          <table:table-cell table:formula="of:=[.B60]*[.F6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FTDI</text:p>
          </table:table-cell>
          <table:table-cell/>
          <table:table-cell table:style-name="Default"/>
          <table:table-cell table:formula="of:=[.B61]*[.F61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https://www.tme.eu/se/en/details/rf2-19a-t-00-50-g/sma-smb-smc-connectors/adam-tech/</text:p>
          </table:table-cell>
          <table:table-cell table:style-name="Default" office:value-type="float" office:value="10.86" calcext:value-type="float">
            <text:p>10.86</text:p>
          </table:table-cell>
          <table:table-cell table:formula="of:=[.B62]*[.F62]" office:value-type="float" office:value="10.86" calcext:value-type="float">
            <text:p>10.86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Raspberry_Pi_2_3</text:p>
          </table:table-cell>
          <table:table-cell office:value-type="string" calcext:value-type="string">
            <text:p>https://www.tme.eu/se/en/details/zl264-40dg/pin-headers/ninigi/</text:p>
          </table:table-cell>
          <table:table-cell table:style-name="Default" office:value-type="float" office:value="24.27" calcext:value-type="float">
            <text:p>24.27</text:p>
          </table:table-cell>
          <table:table-cell table:formula="of:=[.B63]*[.F63]" office:value-type="float" office:value="24.27" calcext:value-type="float">
            <text:p>24.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ttps://www.tme.eu/se/en/details/zl301-2x20p/pin-headers/ninigi/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1, R4, R12, R13</text:p>
          </table:table-cell>
          <table:table-cell office:value-type="string" calcext:value-type="string">
            <text:p>DNP</text:p>
          </table:table-cell>
          <table:table-cell/>
          <table:table-cell table:style-name="Default"/>
          <table:table-cell table:formula="of:=[.B64]*[.F6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tme.eu/se/en/details/smd0603-0r/0603-smd-resistors/royal-ohm/0603saj0000t5e/</text:p>
          </table:table-cell>
          <table:table-cell table:style-name="Default" office:value-type="float" office:value="0.09735" calcext:value-type="float">
            <text:p>0.09735</text:p>
          </table:table-cell>
          <table:table-cell table:formula="of:=[.B65]*[.F65]" office:value-type="float" office:value="0.1947" calcext:value-type="float">
            <text:p>0.19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5, 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s://www.tme.eu/se/en/details/crcw060310k0fktabc/0603-smd-resistors/vishay/</text:p>
          </table:table-cell>
          <table:table-cell table:style-name="Default" office:value-type="float" office:value="0.12458" calcext:value-type="float">
            <text:p>0.12458</text:p>
          </table:table-cell>
          <table:table-cell table:formula="of:=[.B66]*[.F66]" office:value-type="float" office:value="0.24916" calcext:value-type="float">
            <text:p>0.25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8, R1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https://www.tme.eu/se/en/details/smd0603-330r-1%25/0603-smd-resistors/royal-ohm/0603saf3300t5e/</text:p>
          </table:table-cell>
          <table:table-cell table:style-name="Default" office:value-type="float" office:value="0.11531" calcext:value-type="float">
            <text:p>0.11531</text:p>
          </table:table-cell>
          <table:table-cell table:formula="of:=[.B67]*[.F67]" office:value-type="float" office:value="0.23062" calcext:value-type="float">
            <text:p>0.23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FM69HW</text:p>
          </table:table-cell>
          <table:table-cell office:value-type="string" calcext:value-type="string">
            <text:p>https://www.tme.eu/se/en/details/rfm69hw-433s2/rf-modules/hope-microelectronics/</text:p>
          </table:table-cell>
          <table:table-cell table:style-name="Default" office:value-type="float" office:value="29.94" calcext:value-type="float">
            <text:p>29.94</text:p>
          </table:table-cell>
          <table:table-cell table:formula="of:=[.B68]*[.F68]" office:value-type="float" office:value="29.94" calcext:value-type="float">
            <text:p>29.94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S1307Z+</text:p>
          </table:table-cell>
          <table:table-cell office:value-type="string" calcext:value-type="string">
            <text:p>https://www.tme.eu/se/en/details/ds1307z+/rtc-circuits/maxim-integrated/</text:p>
          </table:table-cell>
          <table:table-cell table:style-name="Default" office:value-type="float" office:value="15.02" calcext:value-type="float">
            <text:p>15.02</text:p>
          </table:table-cell>
          <table:table-cell table:formula="of:=[.B69]*[.F69]" office:value-type="float" office:value="15.02" calcext:value-type="float">
            <text:p>15.0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P130-xxY</text:p>
          </table:table-cell>
          <table:table-cell office:value-type="string" calcext:value-type="string">
            <text:p>https://www.tme.eu/se/en/details/ap130-33yg-13/ldo-unregulated-voltage-regulators/diodes-incorporated/</text:p>
          </table:table-cell>
          <table:table-cell table:style-name="Default" office:value-type="float" office:value="2.47293" calcext:value-type="float">
            <text:p>2.47293</text:p>
          </table:table-cell>
          <table:table-cell table:formula="of:=[.B70]*[.F70]" office:value-type="float" office:value="2.47293" calcext:value-type="float">
            <text:p>2.47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https://www.tme.eu/se/en/details/26-hx5f-32.768k/tht-quartz-crystals/ilsi/26-hx5f12-5-32-768khz/</text:p>
          </table:table-cell>
          <table:table-cell table:style-name="Default" office:value-type="float" office:value="1.52097" calcext:value-type="float">
            <text:p>1.52097</text:p>
          </table:table-cell>
          <table:table-cell table:formula="of:=[.B71]*[.F71]" office:value-type="float" office:value="1.52097" calcext:value-type="float">
            <text:p>1.5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54:.G73])" office:value-type="float" office:value="91.31096" calcext:value-type="float">
            <text:p>91.31</text:p>
          </table:table-cell>
          <table:table-cell table:number-columns-repeated="3"/>
        </table:table-row>
        <table:table-row table:style-name="ro1" table:number-rows-repeated="104850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>SEK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SEK</number:currency-symbol>
      <style:map style:condition="value()&gt;=0" style:apply-style-name="N122P0"/>
    </number:currency-style>
    <number:currency-style style:name="N124P0" style:volatile="true">
      <number:number number:decimal-places="6" loext:min-decimal-places="6" number:min-integer-digits="1" number:grouping="true"/>
      <number:text> </number:text>
      <number:currency-symbol>SEK</number:currency-symbol>
    </number:currency-style>
    <number:currency-style style:name="N124">
      <style:text-properties fo:color="#ff0000"/>
      <number:text>-</number:text>
      <number:number number:decimal-places="6" loext:min-decimal-places="6" number:min-integer-digits="1" number:grouping="true"/>
      <number:text> </number:text>
      <number:currency-symbol>SEK</number:currency-symbol>
      <style:map style:condition="value()&gt;=0" style:apply-style-name="N124P0"/>
    </number:currency-style>
    <number:number-style style:name="N125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/00/0000</text:date>, <text:time style:data-style-name="N2" text:time-value="14:19:51.986108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3:40:10.059158060</meta:creation-date>
    <dc:date>2019-07-17T15:41:46.467885951</dc:date>
    <meta:editing-duration>PT11H38M6S</meta:editing-duration>
    <meta:editing-cycles>22</meta:editing-cycles>
    <meta:generator>LibreOffice/6.0.7.3$Linux_X86_64 LibreOffice_project/00m0$Build-3</meta:generator>
    <meta:document-statistic meta:table-count="3" meta:cell-count="546" meta:object-count="0"/>
  </office:meta>
</office:document-meta>
</file>